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7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 (m)</text:p>
          </table:table-cell>
          <table:table-cell office:value-type="string" calcext:value-type="string">
            <text:p>Intesity</text:p>
          </table:table-cell>
          <table:table-cell/>
          <table:table-cell office:value-type="string" calcext:value-type="string">
            <text:p>Arm Angle (degrees)</text:p>
          </table:table-cell>
          <table:table-cell office:value-type="string" calcext:value-type="string">
            <text:p>Refrector Angle (degrees)</text:p>
          </table:table-cell>
          <table:table-cell/>
          <table:table-cell office:value-type="string" calcext:value-type="string">
            <text:p>theta</text:p>
          </table:table-cell>
          <table:table-cell table:formula="of:=180-16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theta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theta2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n2</text:p>
          </table:table-cell>
          <table:table-cell table:formula="of:=(SIN(20*3.1416/180) / SIN(15*3.1416/180))" office:value-type="float" office:value="1.32146430258044" calcext:value-type="float">
            <text:p>1.32146430258044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89" calcext:value-type="float">
            <text:p>0.89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table:number-columns-repeated="6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85" calcext:value-type="float">
            <text:p>0.85</text:p>
          </table:table-cell>
          <table:table-cell table:number-columns-repeated="6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9" calcext:value-type="float">
            <text:p>0.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reeSans" style:font-family-asian="FreeSans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09:44:21.163362193</meta:creation-date>
    <dc:date>2024-09-27T12:36:09.313476062</dc:date>
    <meta:editing-duration>PT58M3S</meta:editing-duration>
    <meta:editing-cycles>1</meta:editing-cycles>
    <meta:document-statistic meta:table-count="1" meta:cell-count="72" meta:object-count="0"/>
    <meta:generator>LibreOffice/24.8.1.2$Linux_X86_64 LibreOffice_project/480$Build-2</meta:generator>
  </office:meta>
</office:document-meta>
</file>